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T2_111" style:family="text"/>
    <style:style style:name="T2_112" style:family="text"/>
    <style:style style:name="T2_113" style:family="text"/>
    <style:style style:name="T2_114" style:family="text"/>
    <style:style style:name="T2_115" style:family="text"/>
    <style:style style:name="T2_116" style:family="text"/>
    <style:style style:name="T2_117" style:family="text"/>
    <style:style style:name="T2_118" style:family="text"/>
    <style:style style:name="T2_119" style:family="text"/>
    <style:style style:name="T2_120" style:family="text"/>
    <style:style style:name="T2_121" style:family="text"/>
    <style:style style:name="T2_122" style:family="text"/>
    <style:style style:name="T2_123" style:family="text"/>
    <style:style style:name="T2_124" style:family="text"/>
    <style:style style:name="T2_125" style:family="text"/>
    <style:style style:name="T2_126" style:family="text"/>
    <style:style style:name="T2_127" style:family="text"/>
    <style:style style:name="T2_128" style:family="text"/>
    <style:style style:name="T2_129" style:family="text"/>
    <style:style style:name="T2_130" style:family="text"/>
    <style:style style:name="T2_131" style:family="text"/>
    <style:style style:name="T2_132" style:family="text"/>
    <style:style style:name="T2_133" style:family="text"/>
    <style:style style:name="T2_134" style:family="text"/>
    <style:style style:name="T2_135" style:family="text"/>
    <style:style style:name="T2_136" style:family="text"/>
    <style:style style:name="T2_137" style:family="text"/>
    <style:style style:name="T2_138" style:family="text"/>
    <style:style style:name="T2_139" style:family="text"/>
    <style:style style:name="T2_140" style:family="text"/>
    <style:style style:name="T2_141" style:family="text"/>
    <style:style style:name="T2_142" style:family="text"/>
    <style:style style:name="T2_143" style:family="text"/>
    <style:style style:name="T2_144" style:family="text"/>
    <style:style style:name="T2_145" style:family="text"/>
    <style:style style:name="T2_146" style:family="text"/>
    <style:style style:name="T2_147" style:family="text"/>
    <style:style style:name="T2_148" style:family="text"/>
    <style:style style:name="T2_149" style:family="text"/>
    <style:style style:name="T2_150" style:family="text"/>
    <style:style style:name="T2_151" style:family="text"/>
    <style:style style:name="T2_152" style:family="text"/>
    <style:style style:name="T2_153" style:family="text"/>
    <style:style style:name="T2_154" style:family="text"/>
    <style:style style:name="T2_155" style:family="text"/>
    <style:style style:name="T2_156" style:family="text"/>
    <style:style style:name="T2_157" style:family="text"/>
    <style:style style:name="T2_158" style:family="text"/>
    <style:style style:name="T2_159" style:family="text"/>
    <style:style style:name="T2_160" style:family="text"/>
    <style:style style:name="T2_161" style:family="text"/>
    <style:style style:name="T2_162" style:family="text"/>
    <style:style style:name="T2_163" style:family="text"/>
    <style:style style:name="T2_164" style:family="text"/>
    <style:style style:name="T2_165" style:family="text"/>
    <style:style style:name="T2_166" style:family="text"/>
    <style:style style:name="T2_167" style:family="text"/>
    <style:style style:name="T2_168" style:family="text"/>
    <style:style style:name="T2_169" style:family="text"/>
    <style:style style:name="T2_170" style:family="text"/>
    <style:style style:name="T2_171" style:family="text"/>
    <style:style style:name="T2_172" style:family="text"/>
    <style:style style:name="T2_173" style:family="text"/>
    <style:style style:name="T2_174" style:family="text"/>
    <style:style style:name="T2_175" style:family="text"/>
    <style:style style:name="T2_176" style:family="text"/>
    <style:style style:name="T2_177" style:family="text"/>
    <style:style style:name="T2_178" style:family="text"/>
    <style:style style:name="T2_179" style:family="text"/>
    <style:style style:name="T2_180" style:family="text"/>
    <style:style style:name="T2_181" style:family="text"/>
    <style:style style:name="T2_182" style:family="text"/>
    <style:style style:name="T2_183" style:family="text"/>
    <style:style style:name="T2_184" style:family="text"/>
    <style:style style:name="T2_185" style:family="text"/>
    <style:style style:name="T2_186" style:family="text"/>
    <style:style style:name="T2_187" style:family="text"/>
    <style:style style:name="T2_188" style:family="text"/>
    <style:style style:name="T2_189" style:family="text"/>
    <style:style style:name="T2_190" style:family="text"/>
    <style:style style:name="T2_191" style:family="text"/>
    <style:style style:name="T2_192" style:family="text"/>
    <style:style style:name="T2_193" style:family="text"/>
    <style:style style:name="T2_194" style:family="text"/>
    <style:style style:name="T2_195" style:family="text"/>
    <style:style style:name="T2_196" style:family="text"/>
    <style:style style:name="T2_197" style:family="text"/>
    <style:style style:name="T2_198" style:family="text"/>
    <style:style style:name="T2_199" style:family="text"/>
    <style:style style:name="T2_200" style:family="text"/>
    <style:style style:name="T2_201" style:family="text"/>
    <style:style style:name="T2_202" style:family="text"/>
    <style:style style:name="T2_203" style:family="text"/>
    <style:style style:name="T2_204" style:family="text"/>
    <style:style style:name="T2_205" style:family="text"/>
    <style:style style:name="T2_206" style:family="text"/>
    <style:style style:name="T2_207" style:family="text"/>
    <style:style style:name="T2_208" style:family="text"/>
    <style:style style:name="T2_209" style:family="text"/>
    <style:style style:name="T2_210" style:family="text"/>
    <style:style style:name="T2_211" style:family="text"/>
    <style:style style:name="T2_212" style:family="text"/>
    <style:style style:name="T2_213" style:family="text"/>
    <style:style style:name="T2_214" style:family="text"/>
    <style:style style:name="T2_215" style:family="text"/>
    <style:style style:name="T2_216" style:family="text"/>
    <style:style style:name="T2_217" style:family="text"/>
    <style:style style:name="T2_218" style:family="text"/>
    <style:style style:name="T2_219" style:family="text"/>
    <style:style style:name="T2_220" style:family="text"/>
    <style:style style:name="T2_221" style:family="text"/>
    <style:style style:name="T2_222" style:family="text"/>
    <style:style style:name="T2_223" style:family="text"/>
    <style:style style:name="T2_224" style:family="text"/>
    <style:style style:name="T2_225" style:family="text"/>
    <style:style style:name="T2_226" style:family="text"/>
    <style:style style:name="T2_227" style:family="text"/>
    <style:style style:name="T2_228" style:family="text"/>
    <style:style style:name="T2_229" style:family="text"/>
    <style:style style:name="T2_230" style:family="text"/>
    <style:style style:name="T2_231" style:family="text"/>
    <style:style style:name="T2_232" style:family="text"/>
    <style:style style:name="T2_233" style:family="text"/>
    <style:style style:name="T2_234" style:family="text"/>
    <style:style style:name="T2_235" style:family="text"/>
    <style:style style:name="T2_236" style:family="text"/>
    <style:style style:name="T2_237" style:family="text"/>
    <style:style style:name="T2_238" style:family="text"/>
    <style:style style:name="T2_239" style:family="text"/>
    <style:style style:name="T2_240" style:family="text"/>
    <style:style style:name="T2_241" style:family="text"/>
    <style:style style:name="T2_242" style:family="text"/>
    <style:style style:name="T2_243" style:family="text"/>
    <style:style style:name="T2_244" style:family="text"/>
    <style:style style:name="T2_245" style:family="text"/>
    <style:style style:name="T2_246" style:family="text"/>
    <style:style style:name="T2_247" style:family="text"/>
    <style:style style:name="T2_248" style:family="text"/>
    <style:style style:name="T2_249" style:family="text"/>
    <style:style style:name="T2_250" style:family="text"/>
    <style:style style:name="T2_251" style:family="text"/>
    <style:style style:name="T2_252" style:family="text"/>
    <style:style style:name="T2_253" style:family="text"/>
    <style:style style:name="T2_254" style:family="text"/>
    <style:style style:name="T2_255" style:family="text"/>
    <style:style style:name="T2_256" style:family="text"/>
    <style:style style:name="T2_257" style:family="text"/>
    <style:style style:name="T2_258" style:family="text"/>
    <style:style style:name="T2_259" style:family="text"/>
    <style:style style:name="T2_260" style:family="text"/>
    <style:style style:name="T2_261" style:family="text"/>
    <style:style style:name="T2_262" style:family="text"/>
    <style:style style:name="T2_263" style:family="text"/>
    <style:style style:name="T2_264" style:family="text"/>
    <style:style style:name="T2_265" style:family="text"/>
    <style:style style:name="T2_266" style:family="text"/>
    <style:style style:name="T2_267" style:family="text"/>
    <style:style style:name="T2_268" style:family="text"/>
    <style:style style:name="T2_269" style:family="text"/>
    <style:style style:name="T2_270" style:family="text"/>
    <style:style style:name="T2_271" style:family="text"/>
    <style:style style:name="T2_272" style:family="text"/>
    <style:style style:name="T2_273" style:family="text"/>
    <style:style style:name="T2_274" style:family="text"/>
    <style:style style:name="T2_275" style:family="text"/>
    <style:style style:name="T2_276" style:family="text"/>
    <style:style style:name="T2_277" style:family="text"/>
    <style:style style:name="T2_278" style:family="text"/>
    <style:style style:name="T2_279" style:family="text"/>
    <style:style style:name="T2_280" style:family="text"/>
    <style:style style:name="T2_281" style:family="text"/>
    <style:style style:name="T2_282" style:family="text"/>
    <style:style style:name="T2_283" style:family="text"/>
    <style:style style:name="T2_284" style:family="text"/>
    <style:style style:name="T2_285" style:family="text"/>
    <style:style style:name="T2_286" style:family="text"/>
    <style:style style:name="T2_287" style:family="text"/>
    <style:style style:name="T2_288" style:family="text"/>
    <style:style style:name="T2_289" style:family="text"/>
    <style:style style:name="T2_290" style:family="text"/>
    <style:style style:name="T2_291" style:family="text"/>
    <style:style style:name="T2_292" style:family="text"/>
    <style:style style:name="T2_293" style:family="text"/>
    <style:style style:name="T2_294" style:family="text"/>
    <style:style style:name="T2_295" style:family="text"/>
    <style:style style:name="T2_296" style:family="text"/>
    <style:style style:name="T2_297" style:family="text"/>
    <style:style style:name="T2_298" style:family="text"/>
    <style:style style:name="T2_299" style:family="text"/>
    <style:style style:name="T2_300" style:family="text"/>
    <style:style style:name="T2_301" style:family="text"/>
    <style:style style:name="T2_302" style:family="text"/>
    <style:style style:name="T2_303" style:family="text"/>
    <style:style style:name="T2_304" style:family="text"/>
    <style:style style:name="T2_305" style:family="text"/>
    <style:style style:name="T2_306" style:family="text"/>
    <style:style style:name="T2_307" style:family="text"/>
    <style:style style:name="T2_308" style:family="text"/>
    <style:style style:name="T2_309" style:family="text"/>
    <style:style style:name="T2_310" style:family="text"/>
    <style:style style:name="T2_311" style:family="text"/>
    <style:style style:name="T2_312" style:family="text"/>
    <style:style style:name="T2_313" style:family="text"/>
    <style:style style:name="T2_314" style:family="text"/>
    <style:style style:name="T2_315" style:family="text"/>
    <style:style style:name="T2_316" style:family="text"/>
    <style:style style:name="T2_317" style:family="text"/>
    <style:style style:name="T2_318" style:family="text"/>
    <style:style style:name="T2_319" style:family="text"/>
    <style:style style:name="T2_320" style:family="text"/>
    <style:style style:name="T2_321" style:family="text"/>
    <style:style style:name="T2_322" style:family="text"/>
    <style:style style:name="T2_323" style:family="text"/>
    <style:style style:name="T2_324" style:family="text"/>
    <style:style style:name="T2_325" style:family="text"/>
    <style:style style:name="T2_326" style:family="text"/>
    <style:style style:name="T2_327" style:family="text"/>
    <style:style style:name="T2_328" style:family="text"/>
    <style:style style:name="T2_329" style:family="text"/>
    <style:style style:name="T2_330" style:family="text"/>
    <style:style style:name="T2_331" style:family="text"/>
    <style:style style:name="T2_332" style:family="text"/>
    <style:style style:name="T2_333" style:family="text"/>
    <style:style style:name="T2_334" style:family="text"/>
    <style:style style:name="T2_335" style:family="text"/>
    <style:style style:name="T2_336" style:family="text"/>
    <style:style style:name="T2_337" style:family="text"/>
    <style:style style:name="T2_338" style:family="text"/>
    <style:style style:name="T2_339" style:family="text"/>
    <style:style style:name="T2_340" style:family="text"/>
    <style:style style:name="T2_341" style:family="text"/>
    <style:style style:name="T2_342" style:family="text"/>
    <style:style style:name="T2_343" style:family="text"/>
    <style:style style:name="T2_344" style:family="text"/>
    <style:style style:name="T2_345" style:family="text"/>
    <style:style style:name="T2_346" style:family="text"/>
    <style:style style:name="T2_347" style:family="text"/>
    <style:style style:name="T2_348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T12_137" style:family="text"/>
    <style:style style:name="T12_138" style:family="text"/>
    <style:style style:name="T12_139" style:family="text"/>
    <style:style style:name="T12_140" style:family="text"/>
    <style:style style:name="T12_141" style:family="text"/>
    <style:style style:name="T12_142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T16_117" style:family="text"/>
    <style:style style:name="T16_118" style:family="text"/>
    <style:style style:name="T16_119" style:family="text"/>
    <style:style style:name="T16_120" style:family="text"/>
    <style:style style:name="T16_121" style:family="text"/>
    <style:style style:name="T16_122" style:family="text"/>
    <style:style style:name="T16_123" style:family="text"/>
    <style:style style:name="T16_124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Macter</text:span><text:span text:style-name="T1_2">4</text:span></text:p>
      <text:p text:style-name="P2"><text:span text:style-name="T2_1">Odcinek</text:span><text:span text:style-name="T2_2"><text:s/></text:span><text:span text:style-name="T2_3">pod</text:span><text:span text:style-name="T2_4"><text:s/></text:span><text:span text:style-name="T2_5">pewnymi</text:span><text:span text:style-name="T2_6"><text:s/></text:span><text:span text:style-name="T2_7">względami</text:span><text:span text:style-name="T2_8"><text:s/></text:span><text:span text:style-name="T2_9">dziwny</text:span><text:span text:style-name="T2_10">,<text:s/></text:span><text:span text:style-name="T2_11">ale</text:span><text:span text:style-name="T2_12"><text:s/></text:span><text:span text:style-name="T2_13">tego</text:span><text:span text:style-name="T2_14"><text:s/></text:span><text:span text:style-name="T2_15">można</text:span><text:span text:style-name="T2_16"><text:s/></text:span><text:span text:style-name="T2_17">było</text:span><text:span text:style-name="T2_18"><text:s/></text:span><text:span text:style-name="T2_19">się</text:span><text:span text:style-name="T2_20"><text:s/></text:span><text:span text:style-name="T2_21">spodziewać</text:span><text:span text:style-name="T2_22"><text:s/></text:span><text:span text:style-name="T2_23">po</text:span><text:span text:style-name="T2_24"><text:s/></text:span><text:span text:style-name="T2_25">skupieniu</text:span><text:span text:style-name="T2_26"><text:s/></text:span><text:span text:style-name="T2_27">się</text:span><text:span text:style-name="T2_28"><text:s/></text:span><text:span text:style-name="T2_29">akcji</text:span><text:span text:style-name="T2_30"><text:s/></text:span><text:span text:style-name="T2_31">na</text:span><text:span text:style-name="T2_32"><text:s/></text:span><text:span text:style-name="T2_33">Pinkie</text:span><text:span text:style-name="T2_34"><text:s/></text:span><text:span text:style-name="T2_35">Pie</text:span><text:span text:style-name="T2_36">.<text:s/></text:span><text:span text:style-name="T2_37">Dodatkowo</text:span><text:span text:style-name="T2_38"><text:s/></text:span><text:span text:style-name="T2_39">wygląda</text:span><text:span text:style-name="T2_40">,<text:s/></text:span><text:span text:style-name="T2_41">jakby</text:span><text:span text:style-name="T2_42"><text:s/></text:span><text:span text:style-name="T2_43">twórcy</text:span><text:span text:style-name="T2_44"><text:s/></text:span><text:span text:style-name="T2_45">mieli</text:span><text:span text:style-name="T2_46"><text:s/></text:span><text:span text:style-name="T2_47">pewien</text:span><text:span text:style-name="T2_48"><text:s/></text:span><text:span text:style-name="T2_49">zamysł</text:span><text:span text:style-name="T2_50">,<text:s/></text:span><text:span text:style-name="T2_51">ale</text:span><text:span text:style-name="T2_52"><text:s/></text:span><text:span text:style-name="T2_53">brakło</text:span><text:span text:style-name="T2_54"><text:s/></text:span><text:span text:style-name="T2_55">pomysłu</text:span><text:span text:style-name="T2_56"><text:s/></text:span><text:span text:style-name="T2_57">na</text:span><text:span text:style-name="T2_58"><text:s/></text:span><text:span text:style-name="T2_59">jego</text:span><text:span text:style-name="T2_60"><text:s/></text:span><text:span text:style-name="T2_61">realizację</text:span><text:span text:style-name="T2_62">.<text:s/></text:span><text:span text:style-name="T2_63">Jaki</text:span><text:span text:style-name="T2_64"><text:s/></text:span><text:span text:style-name="T2_65">i</text:span><text:span text:style-name="T2_66"><text:s/></text:span><text:span text:style-name="T2_67">ich</text:span><text:span text:style-name="T2_68"><text:s/></text:span><text:span text:style-name="T2_69">zachowanie</text:span><text:span text:style-name="T2_70"><text:s/></text:span><text:span text:style-name="T2_71">w</text:span><text:span text:style-name="T2_72"><text:s/></text:span><text:span text:style-name="T2_73">ogóle</text:span><text:span text:style-name="T2_74"><text:s/></text:span><text:span text:style-name="T2_75">nie</text:span><text:span text:style-name="T2_76"><text:s/></text:span><text:span text:style-name="T2_77">wywołuje</text:span><text:span text:style-name="T2_78"><text:s/></text:span><text:span text:style-name="T2_79">uśmiechu</text:span><text:span text:style-name="T2_80">,<text:s/></text:span><text:span text:style-name="T2_81">lecz</text:span><text:span text:style-name="T2_82"><text:s/></text:span><text:span text:style-name="T2_83">konsternację</text:span><text:span text:style-name="T2_84">.<text:s/></text:span><text:span text:style-name="T2_85">Jeżeli</text:span><text:span text:style-name="T2_86"><text:s/></text:span><text:span text:style-name="T2_87">jednak</text:span><text:span text:style-name="T2_88"><text:s/></text:span><text:span text:style-name="T2_89">pominiemy</text:span><text:span text:style-name="T2_90"><text:s/></text:span><text:span text:style-name="T2_91">te</text:span><text:span text:style-name="T2_92"><text:s/></text:span><text:span text:style-name="T2_93">mankamenty</text:span><text:span text:style-name="T2_94"><text:s/></text:span><text:span text:style-name="T2_95">i</text:span><text:span text:style-name="T2_96"><text:s/></text:span><text:span text:style-name="T2_97">skupimy</text:span><text:span text:style-name="T2_98"><text:s/></text:span><text:span text:style-name="T2_99">się</text:span><text:span text:style-name="T2_100"><text:s/></text:span><text:span text:style-name="T2_101">na</text:span><text:span text:style-name="T2_102"><text:s/></text:span><text:span text:style-name="T2_103">drobnych</text:span><text:span text:style-name="T2_104"><text:s/></text:span><text:span text:style-name="T2_105">detalach</text:span><text:span text:style-name="T2_106">,<text:s/></text:span><text:span text:style-name="T2_107">dostrzeżemy</text:span><text:span text:style-name="T2_108"><text:s/></text:span><text:span text:style-name="T2_109">kilka</text:span><text:span text:style-name="T2_110"><text:s/></text:span><text:span text:style-name="T2_111">aspektów</text:span><text:span text:style-name="T2_112">,<text:s/></text:span><text:span text:style-name="T2_113">co</text:span><text:span text:style-name="T2_114"><text:s/></text:span><text:span text:style-name="T2_115">do</text:span><text:span text:style-name="T2_116"><text:s/></text:span><text:span text:style-name="T2_117">których</text:span><text:span text:style-name="T2_118"><text:s/></text:span><text:span text:style-name="T2_119">zaczynałem</text:span><text:span text:style-name="T2_120"><text:s/></text:span><text:span text:style-name="T2_121">już</text:span><text:span text:style-name="T2_122"><text:s/></text:span><text:span text:style-name="T2_123">wątpić</text:span><text:span text:style-name="T2_124">,<text:s/></text:span><text:span text:style-name="T2_125">że</text:span><text:span text:style-name="T2_126"><text:s/></text:span><text:span text:style-name="T2_127">się</text:span><text:span text:style-name="T2_128"><text:s/></text:span><text:span text:style-name="T2_129">pojawią</text:span><text:span text:style-name="T2_130">.<text:s/></text:span><text:span text:style-name="T2_131">Po</text:span><text:span text:style-name="T2_132"><text:s/></text:span><text:span text:style-name="T2_133">pierwsze</text:span><text:span text:style-name="T2_134">,<text:s/></text:span><text:span text:style-name="T2_135">Twilight</text:span><text:span text:style-name="T2_136"><text:s/></text:span><text:span text:style-name="T2_137">dostaje</text:span><text:span text:style-name="T2_138"><text:s/></text:span><text:span text:style-name="T2_139">zadanie</text:span><text:span text:style-name="T2_140"><text:s/></text:span><text:span text:style-name="T2_141">odpowiednie</text:span><text:span text:style-name="T2_142"><text:s/></text:span><text:span text:style-name="T2_143">dla</text:span><text:span text:style-name="T2_144"><text:s/></text:span><text:span text:style-name="T2_145">swojego</text:span><text:span text:style-name="T2_146"><text:s/></text:span><text:span text:style-name="T2_147">statusu</text:span><text:span text:style-name="T2_148"><text:s/>–<text:s/></text:span><text:span text:style-name="T2_149">ma</text:span><text:span text:style-name="T2_150"><text:s/></text:span><text:span text:style-name="T2_151">odbudować</text:span><text:span text:style-name="T2_152"><text:s/></text:span><text:span text:style-name="T2_153">przyjazne</text:span><text:span text:style-name="T2_154"><text:s/></text:span><text:span text:style-name="T2_155">stosunki</text:span><text:span text:style-name="T2_156"><text:s/></text:span><text:span text:style-name="T2_157">z</text:span><text:span text:style-name="T2_158"><text:s/></text:span><text:span text:style-name="T2_159">innym</text:span><text:span text:style-name="T2_160"><text:s/></text:span><text:span text:style-name="T2_161">państwem</text:span><text:span text:style-name="T2_162">.<text:s/></text:span><text:span text:style-name="T2_163">Po</text:span><text:span text:style-name="T2_164"><text:s/></text:span><text:span text:style-name="T2_165">drugie</text:span><text:span text:style-name="T2_166">,<text:s/></text:span><text:span text:style-name="T2_167">jest</text:span><text:span text:style-name="T2_168"><text:s/></text:span><text:span text:style-name="T2_169">to</text:span><text:span text:style-name="T2_170"><text:s/></text:span><text:span text:style-name="T2_171">dalej</text:span><text:span text:style-name="T2_172"><text:s/></text:span><text:span text:style-name="T2_173">szalona</text:span><text:span text:style-name="T2_174"><text:s/></text:span><text:span text:style-name="T2_175">panikara</text:span><text:span text:style-name="T2_176">,<text:s/></text:span><text:span text:style-name="T2_177">które</text:span><text:span text:style-name="T2_178"><text:s/></text:span><text:span text:style-name="T2_179">jednak</text:span><text:span text:style-name="T2_180"><text:s/></text:span><text:span text:style-name="T2_181">widzi</text:span><text:span text:style-name="T2_182"><text:s/></text:span><text:span text:style-name="T2_183">swoją</text:span><text:span text:style-name="T2_184"><text:s/></text:span><text:span text:style-name="T2_185">wadę</text:span><text:span text:style-name="T2_186"><text:s/></text:span><text:span text:style-name="T2_187">i</text:span><text:span text:style-name="T2_188"><text:s/></text:span><text:span text:style-name="T2_189">pracuje</text:span><text:span text:style-name="T2_190"><text:s/></text:span><text:span text:style-name="T2_191">nad</text:span><text:span text:style-name="T2_192"><text:s/></text:span><text:span text:style-name="T2_193">nią</text:span><text:span text:style-name="T2_194"><text:s/>(</text:span><text:span text:style-name="T2_195">słynny</text:span><text:span text:style-name="T2_196"><text:s/></text:span><text:span text:style-name="T2_197">gest</text:span><text:span text:style-name="T2_198">,<text:s/></text:span><text:span text:style-name="T2_199">którego</text:span><text:span text:style-name="T2_200"><text:s/></text:span><text:span text:style-name="T2_201">nauczyła</text:span><text:span text:style-name="T2_202"><text:s/></text:span><text:span text:style-name="T2_203">ją</text:span><text:span text:style-name="T2_204"><text:s/></text:span><text:span text:style-name="T2_205">Cadance</text:span><text:span text:style-name="T2_206">).<text:s/></text:span><text:span text:style-name="T2_207">Kolejna</text:span><text:span text:style-name="T2_208"><text:s/></text:span><text:span text:style-name="T2_209">rzecz</text:span><text:span text:style-name="T2_210"><text:s/></text:span><text:span text:style-name="T2_211">to</text:span><text:span text:style-name="T2_212"><text:s/></text:span><text:span text:style-name="T2_213">pokazanie</text:span><text:span text:style-name="T2_214">,<text:s/></text:span><text:span text:style-name="T2_215">jak</text:span><text:span text:style-name="T2_216"><text:s/></text:span><text:span text:style-name="T2_217">bardzo</text:span><text:span text:style-name="T2_218"><text:s/></text:span><text:span text:style-name="T2_219">zależy</text:span><text:span text:style-name="T2_220"><text:s/></text:span><text:span text:style-name="T2_221">Pinkie</text:span><text:span text:style-name="T2_222">,<text:s/></text:span><text:span text:style-name="T2_223">aby</text:span><text:span text:style-name="T2_224"><text:s/></text:span><text:span text:style-name="T2_225">jej</text:span><text:span text:style-name="T2_226"><text:s/></text:span><text:span text:style-name="T2_227">imprezy</text:span><text:span text:style-name="T2_228"><text:s/></text:span><text:span text:style-name="T2_229">były</text:span><text:span text:style-name="T2_230"><text:s/></text:span><text:span text:style-name="T2_231">jak</text:span><text:span text:style-name="T2_232"><text:s/></text:span><text:span text:style-name="T2_233">najlepsze</text:span><text:span text:style-name="T2_234"><text:s/></text:span><text:span text:style-name="T2_235">i</text:span><text:span text:style-name="T2_236"><text:s/></text:span><text:span text:style-name="T2_237">ile</text:span><text:span text:style-name="T2_238"><text:s/></text:span><text:span text:style-name="T2_239">wymaga</text:span><text:span text:style-name="T2_240"><text:s/></text:span><text:span text:style-name="T2_241">to</text:span><text:span text:style-name="T2_242"><text:s/></text:span><text:span text:style-name="T2_243">od</text:span><text:span text:style-name="T2_244"><text:s/></text:span><text:span text:style-name="T2_245">niej</text:span><text:span text:style-name="T2_246"><text:s/></text:span><text:span text:style-name="T2_247">wysiłku</text:span><text:span text:style-name="T2_248">.<text:s/></text:span><text:span text:style-name="T2_249">Celestia</text:span><text:span text:style-name="T2_250"><text:s/></text:span><text:span text:style-name="T2_251">powraca</text:span><text:span text:style-name="T2_252"><text:s/></text:span><text:span text:style-name="T2_253">do</text:span><text:span text:style-name="T2_254"><text:s/></text:span><text:span text:style-name="T2_255">roli</text:span><text:span text:style-name="T2_256"><text:s/></text:span><text:span text:style-name="T2_257">władczyni</text:span><text:span text:style-name="T2_258"><text:s/></text:span><text:span text:style-name="T2_259">po</text:span><text:span text:style-name="T2_260"><text:s/></text:span><text:span text:style-name="T2_261">jej</text:span><text:span text:style-name="T2_262"><text:s/></text:span><text:span text:style-name="T2_263">wybryku</text:span><text:span text:style-name="T2_264"><text:s/></text:span><text:span text:style-name="T2_265">z</text:span><text:span text:style-name="T2_266"><text:s/>7<text:s/></text:span><text:span text:style-name="T2_267">odcinka</text:span><text:span text:style-name="T2_268">.<text:s/></text:span><text:span text:style-name="T2_269">No</text:span><text:span text:style-name="T2_270"><text:s/></text:span><text:span text:style-name="T2_271">i</text:span><text:span text:style-name="T2_272"><text:s/></text:span><text:span text:style-name="T2_273">oczywiście</text:span><text:span text:style-name="T2_274"><text:s/></text:span><text:span text:style-name="T2_275">ta</text:span><text:span text:style-name="T2_276"><text:s/></text:span><text:span text:style-name="T2_277">mina</text:span><text:span text:style-name="T2_278"><text:s/></text:span><text:span text:style-name="T2_279">Pani</text:span><text:span text:style-name="T2_280"><text:s/></text:span><text:span text:style-name="T2_281">Dnia</text:span><text:span text:style-name="T2_282">,<text:s/></text:span><text:span text:style-name="T2_283">gdy</text:span><text:span text:style-name="T2_284"><text:s/></text:span><text:span text:style-name="T2_285">zorientowała</text:span><text:span text:style-name="T2_286"><text:s/></text:span><text:span text:style-name="T2_287">się</text:span><text:span text:style-name="T2_288">,<text:s/></text:span><text:span text:style-name="T2_289">że</text:span><text:span text:style-name="T2_290"><text:s/></text:span><text:span text:style-name="T2_291">jej</text:span><text:span text:style-name="T2_292"><text:s/></text:span><text:span text:style-name="T2_293">ulubienica</text:span><text:span text:style-name="T2_294"><text:s/></text:span><text:span text:style-name="T2_295">prawie</text:span><text:span text:style-name="T2_296"><text:s/></text:span><text:span text:style-name="T2_297">doprowadziła</text:span><text:span text:style-name="T2_298"><text:s/></text:span><text:span text:style-name="T2_299">do</text:span><text:span text:style-name="T2_300"><text:s/></text:span><text:span text:style-name="T2_301">wojny</text:span><text:span text:style-name="T2_302">.<text:s/></text:span><text:span text:style-name="T2_303">Jeżeli</text:span><text:span text:style-name="T2_304"><text:s/></text:span><text:span text:style-name="T2_305">będziemy</text:span><text:span text:style-name="T2_306"><text:s/></text:span><text:span text:style-name="T2_307">odcinek</text:span><text:span text:style-name="T2_308"><text:s/></text:span><text:span text:style-name="T2_309">całościowo</text:span><text:span text:style-name="T2_310">,<text:s/></text:span><text:span text:style-name="T2_311">będzie</text:span><text:span text:style-name="T2_312"><text:s/></text:span><text:span text:style-name="T2_313">on</text:span><text:span text:style-name="T2_314"><text:s/></text:span><text:span text:style-name="T2_315">średni</text:span><text:span text:style-name="T2_316"><text:s/></text:span><text:span text:style-name="T2_317">i</text:span><text:span text:style-name="T2_318"><text:s/></text:span><text:span text:style-name="T2_319">to</text:span><text:span text:style-name="T2_320"><text:s/></text:span><text:span text:style-name="T2_321">z</text:span><text:span text:style-name="T2_322"><text:s/></text:span><text:span text:style-name="T2_323">tendencją</text:span><text:span text:style-name="T2_324"><text:s/></text:span><text:span text:style-name="T2_325">spadkową</text:span><text:span text:style-name="T2_326">,<text:s/></text:span><text:span text:style-name="T2_327">natomiast</text:span><text:span text:style-name="T2_328"><text:s/></text:span><text:span text:style-name="T2_329">jeśli</text:span><text:span text:style-name="T2_330"><text:s/></text:span><text:span text:style-name="T2_331">skupimy</text:span><text:span text:style-name="T2_332"><text:s/></text:span><text:span text:style-name="T2_333">się</text:span><text:span text:style-name="T2_334"><text:s/></text:span><text:span text:style-name="T2_335">na</text:span><text:span text:style-name="T2_336"><text:s/></text:span><text:span text:style-name="T2_337">tych</text:span><text:span text:style-name="T2_338"><text:s/></text:span><text:span text:style-name="T2_339">detalach</text:span><text:span text:style-name="T2_340">,<text:s/></text:span><text:span text:style-name="T2_341">zobaczymy</text:span><text:span text:style-name="T2_342"><text:s/></text:span><text:span text:style-name="T2_343">bardzo</text:span><text:span text:style-name="T2_344"><text:s/></text:span><text:span text:style-name="T2_345">dobry</text:span><text:span text:style-name="T2_346"><text:s/></text:span><text:span text:style-name="T2_347">epizod</text:span><text:span text:style-name="T2_348">.</text:span></text:p>
      <text:p text:style-name="P3"/>
      <text:p text:style-name="P4"/>
      <text:p text:style-name="P5"><text:span text:style-name="T5_1">SPIDIvonMARDER</text:span></text:p>
      <text:p text:style-name="P6"><text:span text:style-name="T6_1">W</text:span><text:span text:style-name="T6_2"><text:s/></text:span><text:span text:style-name="T6_3">jaki</text:span><text:span text:style-name="T6_4"><text:s/></text:span><text:span text:style-name="T6_5">sposób</text:span><text:span text:style-name="T6_6"><text:s/></text:span><text:span text:style-name="T6_7">Amerykanie</text:span><text:span text:style-name="T6_8"><text:s/></text:span><text:span text:style-name="T6_9">widzą</text:span><text:span text:style-name="T6_10"><text:s/></text:span><text:span text:style-name="T6_11">barbarzyńską</text:span><text:span text:style-name="T6_12"><text:s/></text:span><text:span text:style-name="T6_13">Eurazję</text:span><text:span text:style-name="T6_14">?<text:s/></text:span><text:span text:style-name="T6_15">Bardzo</text:span><text:span text:style-name="T6_16"><text:s/></text:span><text:span text:style-name="T6_17">stereotypowo</text:span><text:span text:style-name="T6_18">.</text:span></text:p>
      <text:p text:style-name="P7"><text:span text:style-name="T7_1"><text:s text:c="2"/></text:span></text:p>
      <text:p text:style-name="P8"><text:span text:style-name="T8_1">Początek</text:span><text:span text:style-name="T8_2"><text:s/></text:span><text:span text:style-name="T8_3">odcinka</text:span><text:span text:style-name="T8_4"><text:s/></text:span><text:span text:style-name="T8_5">był</text:span><text:span text:style-name="T8_6"><text:s/></text:span><text:span text:style-name="T8_7">bardzo</text:span><text:span text:style-name="T8_8"><text:s/></text:span><text:span text:style-name="T8_9">obiecujący</text:span><text:span text:style-name="T8_10">.<text:s/></text:span><text:span text:style-name="T8_11">Nowy</text:span><text:span text:style-name="T8_12"><text:s/></text:span><text:span text:style-name="T8_13">kraj</text:span><text:span text:style-name="T8_14"><text:s/></text:span><text:span text:style-name="T8_15">i</text:span><text:span text:style-name="T8_16"><text:s/></text:span><text:span text:style-name="T8_17">to</text:span><text:span text:style-name="T8_18"><text:s/></text:span><text:span text:style-name="T8_19">tak</text:span><text:span text:style-name="T8_20"><text:s/></text:span><text:span text:style-name="T8_21">precyzyjnie</text:span><text:span text:style-name="T8_22"><text:s/></text:span><text:span text:style-name="T8_23">opisany</text:span><text:span text:style-name="T8_24">.<text:s/></text:span><text:span text:style-name="T8_25">Ciekawy</text:span><text:span text:style-name="T8_26"><text:s/></text:span><text:span text:style-name="T8_27">wygląd</text:span><text:span text:style-name="T8_28"><text:s/></text:span><text:span text:style-name="T8_29">postaci</text:span><text:span text:style-name="T8_30">,<text:s/></text:span><text:span text:style-name="T8_31">potwierdzenie</text:span><text:span text:style-name="T8_32"><text:s/></text:span><text:span text:style-name="T8_33">masy</text:span><text:span text:style-name="T8_34"><text:s/></text:span><text:span text:style-name="T8_35">fandomowych</text:span><text:span text:style-name="T8_36"><text:s/></text:span><text:span text:style-name="T8_37">domysłów</text:span><text:span text:style-name="T8_38">.<text:s/></text:span><text:span text:style-name="T8_39">Super</text:span><text:span text:style-name="T8_40">!</text:span></text:p>
      <text:p text:style-name="P9"><text:span text:style-name="T9_1"><text:s/></text:span></text:p>
      <text:p text:style-name="P10"><text:span text:style-name="T10_1">I</text:span><text:span text:style-name="T10_2"><text:s/></text:span><text:span text:style-name="T10_3">co</text:span><text:span text:style-name="T10_4">?<text:s/></text:span><text:span text:style-name="T10_5">Mamy</text:span><text:span text:style-name="T10_6"><text:s/></text:span><text:span text:style-name="T10_7">dyplomatów</text:span><text:span text:style-name="T10_8">,<text:s/></text:span><text:span text:style-name="T10_9">którzy</text:span><text:span text:style-name="T10_10"><text:s/></text:span><text:span text:style-name="T10_11">są</text:span><text:span text:style-name="T10_12"><text:s/></text:span><text:span text:style-name="T10_13">aż</text:span><text:span text:style-name="T10_14"><text:s/></text:span><text:span text:style-name="T10_15">tak</text:span><text:span text:style-name="T10_16"><text:s/></text:span><text:span text:style-name="T10_17">groźni</text:span><text:span text:style-name="T10_18">,<text:s/></text:span><text:span text:style-name="T10_19">że</text:span><text:span text:style-name="T10_20"><text:s/></text:span><text:span text:style-name="T10_21">boimy</text:span><text:span text:style-name="T10_22"><text:s/></text:span><text:span text:style-name="T10_23">się</text:span><text:span text:style-name="T10_24"><text:s/></text:span><text:span text:style-name="T10_25">wojny</text:span><text:span text:style-name="T10_26">...<text:s/></text:span><text:span text:style-name="T10_27">że</text:span><text:span text:style-name="T10_28"><text:s/></text:span><text:span text:style-name="T10_29">pozwalamy</text:span><text:span text:style-name="T10_30"><text:s/></text:span><text:span text:style-name="T10_31">im</text:span><text:span text:style-name="T10_32"><text:s/></text:span><text:span text:style-name="T10_33">na</text:span><text:span text:style-name="T10_34"><text:s/></text:span><text:span text:style-name="T10_35">demolkę</text:span><text:span text:style-name="T10_36">?<text:s/></text:span><text:span text:style-name="T10_37">Bardzo</text:span><text:span text:style-name="T10_38"><text:s/></text:span><text:span text:style-name="T10_39">zabawne</text:span><text:span text:style-name="T10_40">...</text:span></text:p>
      <text:p text:style-name="P11"><text:span text:style-name="T11_1"><text:s/></text:span></text:p>
      <text:p text:style-name="P12"><text:span text:style-name="T12_1">Odcinek</text:span><text:span text:style-name="T12_2"><text:s/></text:span><text:span text:style-name="T12_3">zatem</text:span><text:span text:style-name="T12_4"><text:s/></text:span><text:span text:style-name="T12_5">mnie</text:span><text:span text:style-name="T12_6"><text:s/></text:span><text:span text:style-name="T12_7">nie</text:span><text:span text:style-name="T12_8"><text:s/></text:span><text:span text:style-name="T12_9">przekonał</text:span><text:span text:style-name="T12_10">.<text:s/></text:span><text:span text:style-name="T12_11">Kilka</text:span><text:span text:style-name="T12_12"><text:s/></text:span><text:span text:style-name="T12_13">śmieszków</text:span><text:span text:style-name="T12_14">,<text:s/></text:span><text:span text:style-name="T12_15">kilka</text:span><text:span text:style-name="T12_16"><text:s/></text:span><text:span text:style-name="T12_17">fajnych</text:span><text:span text:style-name="T12_18"><text:s/></text:span><text:span text:style-name="T12_19">detali</text:span><text:span text:style-name="T12_20">,<text:s/></text:span><text:span text:style-name="T12_21">w</text:span><text:span text:style-name="T12_22"><text:s/></text:span><text:span text:style-name="T12_23">tym</text:span><text:span text:style-name="T12_24"><text:s/></text:span><text:span text:style-name="T12_25">dwa</text:span><text:span text:style-name="T12_26"><text:s/></text:span><text:span text:style-name="T12_27">bardzo</text:span><text:span text:style-name="T12_28"><text:s/></text:span><text:span text:style-name="T12_29">dobre</text:span><text:span text:style-name="T12_30">,<text:s/></text:span><text:span text:style-name="T12_31">czyli</text:span><text:span text:style-name="T12_32"><text:s/></text:span><text:span text:style-name="T12_33">Cherry</text:span><text:span text:style-name="T12_34"><text:s/></text:span><text:span text:style-name="T12_35">Jubilee</text:span><text:span text:style-name="T12_36"><text:s/>(</text:span><text:span text:style-name="T12_37">lubię</text:span><text:span text:style-name="T12_38"><text:s/></text:span><text:span text:style-name="T12_39">ją</text:span><text:span text:style-name="T12_40">)<text:s/></text:span><text:span text:style-name="T12_41">oraz</text:span><text:span text:style-name="T12_42"><text:s/></text:span><text:span text:style-name="T12_43">IPN</text:span><text:span text:style-name="T12_44"><text:s/></text:span><text:span text:style-name="T12_45">Pinkie</text:span><text:span text:style-name="T12_46"><text:s/></text:span><text:span text:style-name="T12_47">Pie</text:span><text:span text:style-name="T12_48">.<text:s/></text:span><text:span text:style-name="T12_49">Morał</text:span><text:span text:style-name="T12_50"><text:s/></text:span><text:span text:style-name="T12_51">na</text:span><text:span text:style-name="T12_52"><text:s/></text:span><text:span text:style-name="T12_53">końcu</text:span><text:span text:style-name="T12_54"><text:s/></text:span><text:span text:style-name="T12_55">też</text:span><text:span text:style-name="T12_56"><text:s/></text:span><text:span text:style-name="T12_57">się</text:span><text:span text:style-name="T12_58"><text:s/></text:span><text:span text:style-name="T12_59">bronił</text:span><text:span text:style-name="T12_60">,<text:s/></text:span><text:span text:style-name="T12_61">ale</text:span><text:span text:style-name="T12_62"><text:s/></text:span><text:span text:style-name="T12_63">już</text:span><text:span text:style-name="T12_64"><text:s/></text:span><text:span text:style-name="T12_65">od</text:span><text:span text:style-name="T12_66"><text:s/></text:span><text:span text:style-name="T12_67">samego</text:span><text:span text:style-name="T12_68"><text:s/></text:span><text:span text:style-name="T12_69">początku</text:span><text:span text:style-name="T12_70"><text:s/></text:span><text:span text:style-name="T12_71">było</text:span><text:span text:style-name="T12_72"><text:s/></text:span><text:span text:style-name="T12_73">oczywiste</text:span><text:span text:style-name="T12_74">,<text:s/></text:span><text:span text:style-name="T12_75">że</text:span><text:span text:style-name="T12_76"><text:s/></text:span><text:span text:style-name="T12_77">zachowanie</text:span><text:span text:style-name="T12_78"><text:s/></text:span><text:span text:style-name="T12_79">Twilight</text:span><text:span text:style-name="T12_80"><text:s/></text:span><text:span text:style-name="T12_81">i</text:span><text:span text:style-name="T12_82"><text:s/></text:span><text:span text:style-name="T12_83">reszty</text:span><text:span text:style-name="T12_84"><text:s/></text:span><text:span text:style-name="T12_85">jest</text:span><text:span text:style-name="T12_86"><text:s/></text:span><text:span text:style-name="T12_87">po</text:span><text:span text:style-name="T12_88"><text:s/></text:span><text:span text:style-name="T12_89">prostu</text:span><text:span text:style-name="T12_90"><text:s/></text:span><text:span text:style-name="T12_91">kretyńskie</text:span><text:span text:style-name="T12_92">.<text:s/></text:span><text:span text:style-name="T12_93">Każdy</text:span><text:span text:style-name="T12_94"><text:s/></text:span><text:span text:style-name="T12_95">kraj</text:span><text:span text:style-name="T12_96">,<text:s/></text:span><text:span text:style-name="T12_97">przyjmując</text:span><text:span text:style-name="T12_98"><text:s/></text:span><text:span text:style-name="T12_99">dyplomatów</text:span><text:span text:style-name="T12_100">,<text:s/></text:span><text:span text:style-name="T12_101">stara</text:span><text:span text:style-name="T12_102"><text:s/></text:span><text:span text:style-name="T12_103">się</text:span><text:span text:style-name="T12_104"><text:s/></text:span><text:span text:style-name="T12_105">zaprezentować</text:span><text:span text:style-name="T12_106"><text:s/></text:span><text:span text:style-name="T12_107">SIEBIE</text:span><text:span text:style-name="T12_108"><text:s/></text:span><text:span text:style-name="T12_109">od</text:span><text:span text:style-name="T12_110"><text:s/></text:span><text:span text:style-name="T12_111">najlepszej</text:span><text:span text:style-name="T12_112"><text:s/></text:span><text:span text:style-name="T12_113">strony</text:span><text:span text:style-name="T12_114">,<text:s/></text:span><text:span text:style-name="T12_115">a</text:span><text:span text:style-name="T12_116"><text:s/></text:span><text:span text:style-name="T12_117">nie</text:span><text:span text:style-name="T12_118"><text:s/></text:span><text:span text:style-name="T12_119">podszywać</text:span><text:span text:style-name="T12_120"><text:s/></text:span><text:span text:style-name="T12_121">pod</text:span><text:span text:style-name="T12_122"><text:s/></text:span><text:span text:style-name="T12_123">obcą</text:span><text:span text:style-name="T12_124"><text:s/></text:span><text:span text:style-name="T12_125">kulturę</text:span><text:span text:style-name="T12_126">,<text:s/></text:span><text:span text:style-name="T12_127">bo</text:span><text:span text:style-name="T12_128"><text:s/></text:span><text:span text:style-name="T12_129">to</text:span><text:span text:style-name="T12_130"><text:s/></text:span><text:span text:style-name="T12_131">jest</text:span><text:span text:style-name="T12_132"><text:s/></text:span><text:span text:style-name="T12_133">z</text:span><text:span text:style-name="T12_134"><text:s/></text:span><text:span text:style-name="T12_135">góry</text:span><text:span text:style-name="T12_136"><text:s/></text:span><text:span text:style-name="T12_137">skazane</text:span><text:span text:style-name="T12_138"><text:s/></text:span><text:span text:style-name="T12_139">na</text:span><text:span text:style-name="T12_140"><text:s/></text:span><text:span text:style-name="T12_141">porażkę</text:span><text:span text:style-name="T12_142">.</text:span></text:p>
      <text:p text:style-name="P13"><text:span text:style-name="T13_1"><text:s/></text:span></text:p>
      <text:p text:style-name="P14"><text:span text:style-name="T14_1">Jaki</text:span><text:span text:style-name="T14_2"><text:s/></text:span><text:span text:style-name="T14_3">fajnie</text:span><text:span text:style-name="T14_4"><text:s/></text:span><text:span text:style-name="T14_5">zaprojektowane</text:span><text:span text:style-name="T14_6">,<text:s/></text:span><text:span text:style-name="T14_7">plus</text:span><text:span text:style-name="T14_8">,<text:s/></text:span><text:span text:style-name="T14_9">że</text:span><text:span text:style-name="T14_10"><text:s/></text:span><text:span text:style-name="T14_11">są</text:span><text:span text:style-name="T14_12">,<text:s/></text:span><text:span text:style-name="T14_13">plus</text:span><text:span text:style-name="T14_14">,<text:s/></text:span><text:span text:style-name="T14_15">że</text:span><text:span text:style-name="T14_16"><text:s/></text:span><text:span text:style-name="T14_17">państwo</text:span><text:span text:style-name="T14_18">,<text:s/></text:span><text:span text:style-name="T14_19">minus</text:span><text:span text:style-name="T14_20">,<text:s/></text:span><text:span text:style-name="T14_21">że</text:span><text:span text:style-name="T14_22"><text:s/></text:span><text:span text:style-name="T14_23">w</text:span><text:span text:style-name="T14_24"><text:s/></text:span><text:span text:style-name="T14_25">sumie</text:span><text:span text:style-name="T14_26"><text:s/></text:span><text:span text:style-name="T14_27">tępe</text:span><text:span text:style-name="T14_28">.<text:s/></text:span><text:span text:style-name="T14_29">Ale</text:span><text:span text:style-name="T14_30"><text:s/></text:span><text:span text:style-name="T14_31">jak</text:span><text:span text:style-name="T14_32"><text:s/></text:span><text:span text:style-name="T14_33">na</text:span><text:span text:style-name="T14_34"><text:s/></text:span><text:span text:style-name="T14_35">końcu</text:span><text:span text:style-name="T14_36"><text:s/></text:span><text:span text:style-name="T14_37">gniótł</text:span><text:span text:style-name="T14_38"><text:s/></text:span><text:span text:style-name="T14_39">Pinkie</text:span><text:span text:style-name="T14_40"><text:s/></text:span><text:span text:style-name="T14_41">Pie</text:span><text:span text:style-name="T14_42">,<text:s/></text:span><text:span text:style-name="T14_43">to</text:span><text:span text:style-name="T14_44"><text:s/></text:span><text:span text:style-name="T14_45">było</text:span><text:span text:style-name="T14_46"><text:s/></text:span><text:span text:style-name="T14_47">to</text:span><text:span text:style-name="T14_48"><text:s/></text:span><text:span text:style-name="T14_49">słodkie</text:span><text:span text:style-name="T14_50">.</text:span></text:p>
      <text:p text:style-name="P15"><text:span text:style-name="T15_1"><text:s/></text:span></text:p>
      <text:p text:style-name="P16"><text:span text:style-name="T16_1">Minus</text:span><text:span text:style-name="T16_2"><text:s/></text:span><text:span text:style-name="T16_3">za</text:span><text:span text:style-name="T16_4"><text:s/></text:span><text:span text:style-name="T16_5">to</text:span><text:span text:style-name="T16_6">,<text:s/></text:span><text:span text:style-name="T16_7">że</text:span><text:span text:style-name="T16_8"><text:s/></text:span><text:span text:style-name="T16_9">z</text:span><text:span text:style-name="T16_10"><text:s/></text:span><text:span text:style-name="T16_11">jednej</text:span><text:span text:style-name="T16_12"><text:s/></text:span><text:span text:style-name="T16_13">strony</text:span><text:span text:style-name="T16_14"><text:s/></text:span><text:span text:style-name="T16_15">mamy</text:span><text:span text:style-name="T16_16"><text:s/></text:span><text:span text:style-name="T16_17">tekst</text:span><text:span text:style-name="T16_18"><text:s/></text:span><text:span text:style-name="T16_19">o</text:span><text:span text:style-name="T16_20"><text:s/></text:span><text:span text:style-name="T16_21">zamkniętych</text:span><text:span text:style-name="T16_22"><text:s/></text:span><text:span text:style-name="T16_23">granicach</text:span><text:span text:style-name="T16_24"><text:s/></text:span><text:span text:style-name="T16_25">i</text:span><text:span text:style-name="T16_26"><text:s/></text:span><text:span text:style-name="T16_27">nieprzebytych</text:span><text:span text:style-name="T16_28"><text:s/></text:span><text:span text:style-name="T16_29">przełęczach</text:span><text:span text:style-name="T16_30">,<text:s/></text:span><text:span text:style-name="T16_31">a</text:span><text:span text:style-name="T16_32"><text:s/></text:span><text:span text:style-name="T16_33">z</text:span><text:span text:style-name="T16_34"><text:s/></text:span><text:span text:style-name="T16_35">drugiej</text:span><text:span text:style-name="T16_36"><text:s/></text:span><text:span text:style-name="T16_37">Pinkie</text:span><text:span text:style-name="T16_38"><text:s/></text:span><text:span text:style-name="T16_39">pokonała</text:span><text:span text:style-name="T16_40"><text:s/></text:span><text:span text:style-name="T16_41">to</text:span><text:span text:style-name="T16_42"><text:s/></text:span><text:span text:style-name="T16_43">w</text:span><text:span text:style-name="T16_44"><text:s/>2<text:s/></text:span><text:span text:style-name="T16_45">minuty</text:span><text:span text:style-name="T16_46">.<text:s/></text:span><text:span text:style-name="T16_47">Jej</text:span><text:span text:style-name="T16_48"><text:s/></text:span><text:span text:style-name="T16_49">powrót</text:span><text:span text:style-name="T16_50"><text:s/></text:span><text:span text:style-name="T16_51">do</text:span><text:span text:style-name="T16_52"><text:s/></text:span><text:span text:style-name="T16_53">Ponyville</text:span><text:span text:style-name="T16_54"><text:s/></text:span><text:span text:style-name="T16_55">pominę</text:span><text:span text:style-name="T16_56"><text:s/></text:span><text:span text:style-name="T16_57">milczeniem</text:span><text:span text:style-name="T16_58">.<text:s/></text:span><text:span text:style-name="T16_59">Tak</text:span><text:span text:style-name="T16_60"><text:s/></text:span><text:span text:style-name="T16_61">samo</text:span><text:span text:style-name="T16_62"><text:s/></text:span><text:span text:style-name="T16_63">odgrzewanie</text:span><text:span text:style-name="T16_64"><text:s/></text:span><text:span text:style-name="T16_65">kotletów</text:span><text:span text:style-name="T16_66"><text:s/></text:span><text:span text:style-name="T16_67">w</text:span><text:span text:style-name="T16_68"><text:s/></text:span><text:span text:style-name="T16_69">Dodge</text:span><text:span text:style-name="T16_70"><text:s/></text:span><text:span text:style-name="T16_71">City</text:span><text:span text:style-name="T16_72">,<text:s/></text:span><text:span text:style-name="T16_73">które</text:span><text:span text:style-name="T16_74"><text:s/></text:span><text:span text:style-name="T16_75">jak</text:span><text:span text:style-name="T16_76"><text:s/></text:span><text:span text:style-name="T16_77">wiemy</text:span><text:span text:style-name="T16_78">,<text:s/></text:span><text:span text:style-name="T16_79">leży</text:span><text:span text:style-name="T16_80"><text:s/></text:span><text:span text:style-name="T16_81">NA</text:span><text:span text:style-name="T16_82"><text:s/></text:span><text:span text:style-name="T16_83">POŁUDNIU</text:span><text:span text:style-name="T16_84"><text:s/></text:span><text:span text:style-name="T16_85">Equestrii</text:span><text:span text:style-name="T16_86">.<text:s/></text:span><text:span text:style-name="T16_87">A</text:span><text:span text:style-name="T16_88"><text:s/></text:span><text:span text:style-name="T16_89">Kryształowe</text:span><text:span text:style-name="T16_90"><text:s/></text:span><text:span text:style-name="T16_91">Imperium</text:span><text:span text:style-name="T16_92"><text:s/></text:span><text:span text:style-name="T16_93">na</text:span><text:span text:style-name="T16_94"><text:s/></text:span><text:span text:style-name="T16_95">północy</text:span><text:span text:style-name="T16_96">.<text:s/></text:span><text:span text:style-name="T16_97">Wychodzi</text:span><text:span text:style-name="T16_98"><text:s/></text:span><text:span text:style-name="T16_99">na</text:span><text:span text:style-name="T16_100"><text:s/></text:span><text:span text:style-name="T16_101">to</text:span><text:span text:style-name="T16_102">,<text:s/></text:span><text:span text:style-name="T16_103">że</text:span><text:span text:style-name="T16_104"><text:s/></text:span><text:span text:style-name="T16_105">jeśli</text:span><text:span text:style-name="T16_106"><text:s/></text:span><text:span text:style-name="T16_107">faktycznie</text:span><text:span text:style-name="T16_108"><text:s/></text:span><text:span text:style-name="T16_109">Pinkie</text:span><text:span text:style-name="T16_110"><text:s/></text:span><text:span text:style-name="T16_111">pomyliła</text:span><text:span text:style-name="T16_112"><text:s/></text:span><text:span text:style-name="T16_113">kierunki</text:span><text:span text:style-name="T16_114">,<text:s/></text:span><text:span text:style-name="T16_115">to</text:span><text:span text:style-name="T16_116"><text:s/></text:span><text:span text:style-name="T16_117">Equestria</text:span><text:span text:style-name="T16_118"><text:s/></text:span><text:span text:style-name="T16_119">jest</text:span><text:span text:style-name="T16_120"><text:s/></text:span><text:span text:style-name="T16_121">wielkości</text:span><text:span text:style-name="T16_122"><text:s/></text:span><text:span text:style-name="T16_123">Sopotu</text:span><text:span text:style-name="T16_124">.</text:span></text:p>
      <text:p text:style-name="P17"><text:span text:style-name="T17_1">I</text:span><text:span text:style-name="T17_2"><text:s/></text:span><text:span text:style-name="T17_3">co</text:span><text:span text:style-name="T17_4">?<text:s/></text:span><text:span text:style-name="T17_5">Jaki</text:span><text:span text:style-name="T17_6"><text:s/></text:span><text:span text:style-name="T17_7">też</text:span><text:span text:style-name="T17_8"><text:s/></text:span><text:span text:style-name="T17_9">pojechały</text:span><text:span text:style-name="T17_10"><text:s/></text:span><text:span text:style-name="T17_11">w</text:span><text:span text:style-name="T17_12"><text:s/></text:span><text:span text:style-name="T17_13">złą</text:span><text:span text:style-name="T17_14"><text:s/></text:span><text:span text:style-name="T17_15">stronę</text:span><text:span text:style-name="T17_16">?</text:span></text:p>
      <text:p text:style-name="P18"/>
      <text:p text:style-name="P1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